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9-30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3736" calcext:value-type="float">
            <text:p>26.8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6-16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2-0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7304" calcext:value-type="float">
            <text:p>27.1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8-29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3736" calcext:value-type="float">
            <text:p>26.8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0728" calcext:value-type="float">
            <text:p>27.1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10-06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2128" calcext:value-type="float">
            <text:p>26.9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3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0728" calcext:value-type="float">
            <text:p>27.1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7304" calcext:value-type="float">
            <text:p>27.1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0728" calcext:value-type="float">
            <text:p>27.1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3736" calcext:value-type="float">
            <text:p>26.8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7304" calcext:value-type="float">
            <text:p>27.1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0728" calcext:value-type="float">
            <text:p>27.1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-0799</text:p>
          </table:table-cell>
          <table:table-cell office:value-type="string" calcext:value-type="string">
            <text:p>26P-p3</text:p>
          </table:table-cell>
          <table:table-cell office:value-type="string" calcext:value-type="string">
            <text:p>2021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2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088" meta:object-count="0"/>
    <meta:user-defined meta:name="AppVersion">3.0</meta:user-defined>
  </office:meta>
</office:document-meta>
</file>